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SULMA MAYTA MAMANI</text:span></text:p>
      <text:p text:style-name="P3"><text:span text:style-name="T6">CANT. TOTAL DE CAJAS: 20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2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LTO SIHUAS</text:span></text:p>
      <text:p text:style-name="P6"/>
      <text:p text:style-name="P6">Recojo: <text:span text:style-name="T3">MAYTA MAMANI, SULMA YANETH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0T22:27:2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